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eb431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0eb431" officeooo:paragraph-rsid="000eb431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letter-spacing="0.0429in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1dd54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6pt" fo:letter-spacing="0.0429in" fo:font-weight="bold" style:font-size-asian="16pt" style:font-weight-asian="bold" style:font-size-complex="16pt"/>
    </style:style>
    <style:style style:name="P12" style:family="paragraph" style:parent-style-name="Standard">
      <style:paragraph-properties fo:margin-left="0.7874in" fo:margin-right="0in" fo:text-indent="-0.7874in" style:auto-text-indent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fo:color="#000000"/>
    </style:style>
    <style:style style:name="P15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/>
    </style:style>
    <style:style style:name="P16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fo:language="en" fo:country="US" style:font-size-asian="14pt" style:font-size-complex="14pt"/>
    </style:style>
    <style:style style:name="P17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/>
    </style:style>
    <style:style style:name="P23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color="#000000" fo:font-size="14pt" officeooo:rsid="0017fa63" officeooo:paragraph-rsid="0017fa63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9a55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officeooo:rsid="001665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Санкт-Петербургский политехнический университет Петра Великого</text:p>
      <text:p text:style-name="P9">Институт компьютерных наук и технологий</text:p>
      <text:p text:style-name="P5">Кафедра «Компьютерные интеллектуальные технологии»</text:p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11">КУРСОВАЯ РАБОТА</text:p>
      <text:p text:style-name="P8"/>
      <text:p text:style-name="P6">Разработка <text:span text:style-name="T5">прототипа </text:span>игры с использованием объектно-ориентированного и компонентно-ориентированного подходов</text:p>
      <text:p text:style-name="P3"><text:span text:style-name="T4">по дисциплине «</text:span><text:span text:style-name="T1">Технология объектно-ориентированного программирования</text:span><text:span text:style-name="T4">»</text:span></text:p>
      <text:p text:style-name="P9"/>
      <text:p text:style-name="P9"/>
      <text:p text:style-name="P4"/>
      <text:p text:style-name="P4"/>
      <text:p text:style-name="P4"/>
      <text:p text:style-name="P4"/>
      <text:p text:style-name="P12">Выполнил</text:p>
      <text:p text:style-name="P14"><text:span text:style-name="T1">студент гр.</text:span><text:span text:style-name="T2">3</text:span><text:span text:style-name="T1">35</text:span><text:span text:style-name="T2">3</text:span><text:span text:style-name="T1">6/</text:span><text:span text:style-name="T2">1</text:span><text:span text:style-name="T1"><text:tab/><text:tab/></text:span><text:span text:style-name="T2">Г.О. Пелагейкин</text:span></text:p>
      <text:p text:style-name="P23">Преподаватель</text:p>
      <text:p text:style-name="P22"><text:span text:style-name="T1"><text:tab/><text:tab/></text:span><text:span text:style-name="T2">Д.Г. Алпатов</text:span></text:p>
      <text:p text:style-name="P13"/>
      <text:p text:style-name="P15"><text:span text:style-name="T1"><text:s text:c="76"/>Оценка</text:span><text:span text:style-name="T3">: _______________</text:span></text:p>
      <text:p text:style-name="P16"/>
      <text:p text:style-name="P17">«___» __________ 201__ г.</text:p>
      <text:p text:style-name="P18"/>
      <text:p text:style-name="P18"/>
      <text:p text:style-name="P18"/>
      <text:p text:style-name="P18"/>
      <text:p text:style-name="P18"/>
      <text:p text:style-name="P10">Санкт-Петербург</text:p>
      <text:p text:style-name="P4"><text:span text:style-name="T1">201</text:span><text:span text:style-name="T2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_20__28_веб_29_" style:display-name="Обычный (веб)" style:family="paragraph" style:parent-style-name="Standard">
      <style:paragraph-properties fo:margin-left="0in" fo:margin-right="0in" fo:margin-top="0.1945in" fo:margin-bottom="0.1945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78in" fo:page-height="11.6929in" style:num-format="1" style:print-orientation="portrait" fo:margin-top="0in" fo:margin-bottom="0.3346in" fo:margin-left="1.1811in" fo:margin-right="0.3937in" style:writing-mode="lr-tb" style:layout-grid-color="#c0c0c0" style:layout-grid-lines="42" style:layout-grid-base-height="0.2646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4528in" fo:margin-left="0in" fo:margin-right="0in" fo:margin-top="0.413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dmo2</meta:initial-creator>
    <meta:creation-date>2018-12-11T16:40:00</meta:creation-date>
    <dc:date>2019-02-22T06:51:31.620352903</dc:date>
    <meta:print-date>2018-12-13T15:16:00</meta:print-date>
    <meta:editing-cycles>14</meta:editing-cycles>
    <meta:editing-duration>PT20M21S</meta:editing-duration>
    <meta:generator>LibreOffice/6.2.0.3$Linux_X86_64 LibreOffice_project/20$Build-3</meta:generator>
    <meta:document-statistic meta:table-count="0" meta:image-count="0" meta:object-count="0" meta:page-count="1" meta:paragraph-count="14" meta:word-count="46" meta:character-count="556" meta:non-whitespace-character-count="445"/>
  </office:meta>
</office:document-meta>
</file>